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CDEE+Cambria" svg:font-family="ABCD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text-properties officeooo:rsid="001a1128" officeooo:paragraph-rsid="001a1128"/>
    </style:style>
    <style:style style:name="P3" style:family="paragraph" style:parent-style-name="Standard">
      <style:text-properties officeooo:rsid="001a1128" officeooo:paragraph-rsid="001a1128"/>
    </style:style>
    <style:style style:name="P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a1128"/>
    </style:style>
    <style:style style:name="T1" style:family="text">
      <style:text-properties style:font-name="ABCDEE+Cambria" fo:font-size="28pt" style:font-size-asian="28pt"/>
    </style:style>
    <style:style style:name="T2" style:family="text">
      <style:text-properties style:font-name="ABCDEE+Cambria" fo:font-size="14pt" style:font-size-asian="14pt"/>
    </style:style>
    <style:style style:name="T3" style:family="text">
      <style:text-properties style:font-name="ABCDEE+Cambria" fo:font-size="14pt" officeooo:rsid="001a1128" style:font-size-asian="14pt"/>
    </style:style>
    <style:style style:name="T4" style:family="text">
      <style:text-properties style:font-name="ABCDEE+Cambria" fo:font-size="16pt" style:font-size-asian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sta de Exercícios 1</text:span></text:p>
      <text:p text:style-name="P1"><text:span text:style-name="T2">Aluno: Jonathan Douglas Diego Tavares</text:span></text:p>
      <text:p text:style-name="P1"><text:span text:style-name="T2">Matrícula: 201622040228</text:span></text:p>
      <text:p text:style-name="P4"><text:span text:style-name="T2">Disciplina: Laboratório de Algoritmos e Estrutura de Dados II (LAEDS II</text:span><text:span text:style-name="T3">)</text:span></text:p>
      <text:p text:style-name="Standard"><text:span text:style-name="T4"/></text:p>
      <text:p text:style-name="Standard"><text:span text:style-name="T4">Será enviado junto a este arquivo o projeto criado no NetBeans contendo o código fonte escrito para a realização dos testes e outros dois arquivos contendo os dados reais obtidos e a versão com inserção ordenada utilizada.</text:span></text:p>
      <text:p text:style-name="Standard"><text:span text:style-name="T4"/></text:p>
      <text:list xml:id="list2419176712" text:style-name="L1">
        <text:list-item>
          <text:p text:style-name="P2"><text:span text:style-name="T4">Gráfico 1</text:span></text:p>
          <text:p text:style-name="P2"><text:span text:style-name="T4"/></text:p>
          <text:p text:style-name="P2"><text:span text:style-name="T4"/></text:p>
        </text:list-item>
        <text:list-item>
          <text:p text:style-name="P2"><text:span text:style-name="T4">Gráfico 2</text:span></text:p>
        </text:list-item>
      </text:list>
      <text:p text:style-name="P3"><text:span text:style-name="T4"/></text:p>
      <text:p text:style-name="P3"><text:span text:style-name="T4"/></text:p>
      <text:list xml:id="list140120580329923" text:continue-numbering="true" text:style-name="L1">
        <text:list-item>
          <text:p text:style-name="P2"><text:span text:style-name="T4">Gráfico 3</text:span></text:p>
          <text:p text:style-name="P2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CDEE+Cambria" svg:font-family="ABCD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3:15:12.323556646</meta:creation-date>
    <dc:date>2019-08-29T14:01:19.735660554</dc:date>
    <meta:editing-duration>PT35M57S</meta:editing-duration>
    <meta:editing-cycles>1</meta:editing-cycles>
    <meta:document-statistic meta:table-count="0" meta:image-count="0" meta:object-count="0" meta:page-count="1" meta:paragraph-count="8" meta:word-count="68" meta:character-count="408" meta:non-whitespace-character-count="351"/>
    <meta:generator>LibreOffice/6.0.7.3$Linux_X86_64 LibreOffice_project/00m0$Build-3</meta:generator>
  </office:meta>
</office:document-meta>
</file>